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atürlich, ich erkläre es jetzt <text:span text:style-name="Strong_20_Emphasis">ganz genau, Schritt für Schritt</text:span>, so als ob du völliger Python-Noob bist — aber mit dem Ziel, dass du am Ende wirklich verstehst, warum und wie du es so machst. Ich gehe dabei auf jedes Detail ein, damit es dir klar wird, was du tust und warum.</text:p>
      <text:p text:style-name="Horizontal_20_Line"/>
      <text:h text:style-name="Heading_20_1" text:outline-level="1">So bauen Profis (mit jahrzehntelanger Erfahrung) eine saubere, modulare Session-Struktur in Python – für einen Noob erklärt</text:h>
      <text:p text:style-name="Horizontal_20_Line"/>
      <text:h text:style-name="Heading_20_2" text:outline-level="2">1. Warum überhaupt Sessions und saubere Struktur?</text:h>
      <text:p text:style-name="Text_20_body">Stell dir vor, dein Programm macht viele verschiedene Dinge:</text:p>
      <text:list text:style-name="L1">
        <text:list-item>
          <text:p text:style-name="P2">Passwort verwalten</text:p>
        </text:list-item>
        <text:list-item>
          <text:p text:style-name="P2">Filter verwalten</text:p>
        </text:list-item>
        <text:list-item>
          <text:p text:style-name="P2">E-Mail-Einstellungen ändern</text:p>
        </text:list-item>
        <text:list-item>
          <text:p text:style-name="P2">usw.</text:p>
        </text:list-item>
      </text:list>
      <text:p text:style-name="Text_20_body">Wenn du alles in einer Datei und in vielen einzelnen Funktionen hast, verlierst du schnell den Überblick.</text:p>
      <text:p text:style-name="Text_20_body"><text:span text:style-name="Strong_20_Emphasis">Deshalb teilst du dein Programm in kleine, überschaubare „Bausteine“ auf.</text:span> Jeder Baustein kümmert sich um genau eine Aufgabe — so genannte <text:span text:style-name="Strong_20_Emphasis">Sessions</text:span>.</text:p>
      <text:p text:style-name="Text_20_body">So kannst du:</text:p>
      <text:list text:style-name="L2">
        <text:list-item>
          <text:p text:style-name="P3">Jede Session separat bauen, testen und verbessern.</text:p>
        </text:list-item>
        <text:list-item>
          <text:p text:style-name="P3">Verschiedene Sessions unabhängig voneinander nutzen.</text:p>
        </text:list-item>
        <text:list-item>
          <text:p text:style-name="P3">Texte (z.B. Eingabeaufforderungen) flexibel anpassen, ohne Code zu verändern.</text:p>
        </text:list-item>
      </text:list>
      <text:p text:style-name="Horizontal_20_Line"/>
      <text:h text:style-name="Heading_20_2" text:outline-level="2">2. Wie machst du das?</text:h>
      <text:h text:style-name="Heading_20_3" text:outline-level="3">Schritt 1: <text:span text:style-name="Strong_20_Emphasis">Eine „Basisklasse“ erstellen</text:span></text:h>
      <text:list text:style-name="L3">
        <text:list-item>
          <text:p text:style-name="P4">Eine Basisklasse ist wie eine Vorlage, die sagt:<text:line-break/>„Jede Session, die du baust, muss eine Methode <text:span text:style-name="Source_20_Text">run()</text:span> haben.“</text:p>
        </text:list-item>
        <text:list-item>
          <text:p text:style-name="P4">Außerdem kann sie schon Dinge vorbereiten, z. B. speichern, welche Texte du verwenden willst.</text:p>
        </text:list-item>
      </text:list>
      <text:p text:style-name="Text_20_body">Warum? Weil so alle Sessions die gleiche Grundstruktur haben. Du weißt immer: „Ich kann <text:span text:style-name="Source_20_Text">.run()</text:span> aufrufen, und die Session macht ihre Arbeit.“</text:p>
      <text:h text:style-name="Heading_20_3" text:outline-level="3"><text:soft-page-break/>Schritt 2: <text:span text:style-name="Strong_20_Emphasis">Konkrete Sessions bauen, die von der Basisklasse erben</text:span></text:h>
      <text:list text:style-name="L4">
        <text:list-item>
          <text:p text:style-name="P5">Eine Session für Passwörter z. B. fragt nach dem Passwort, validiert es und speichert es.</text:p>
        </text:list-item>
        <text:list-item>
          <text:p text:style-name="P5">Eine andere Session für Filter fragt nach Filterparametern.</text:p>
        </text:list-item>
      </text:list>
      <text:p text:style-name="Text_20_body">Diese Sessions bekommen beim Start ihre eigenen Texte (Prompts) übergeben. So sind sie flexibel.</text:p>
      <text:p text:style-name="Horizontal_20_Line"/>
      <text:h text:style-name="Heading_20_2" text:outline-level="2">3. Was ist ein Prompt und warum auslagern?</text:h>
      <text:list text:style-name="L5">
        <text:list-item>
          <text:p text:style-name="P6">Prompts sind die Texte, die du dem Nutzer zeigst, z.B. „Bitte Passwort eingeben“.</text:p>
        </text:list-item>
        <text:list-item>
          <text:p text:style-name="P6">Du legst sie in einer eigenen Datei als Wörterbuch (dict) ab.</text:p>
        </text:list-item>
        <text:list-item>
          <text:p text:style-name="P6">So kannst du die Texte ändern, übersetzen oder anpassen, ohne am Programmcode herumzufummeln.</text:p>
        </text:list-item>
      </text:list>
      <text:p text:style-name="Horizontal_20_Line"/>
      <text:h text:style-name="Heading_20_2" text:outline-level="2">4. Wo kommen die Texte und Sessions zusammen?</text:h>
      <text:list text:style-name="L6">
        <text:list-item>
          <text:p text:style-name="P7">Du erstellst im Hauptprogramm (<text:span text:style-name="Source_20_Text">main.py</text:span>) eine Session, z.B. <text:span text:style-name="Source_20_Text">PasswordSession</text:span> und gibst ihr die passenden Texte mit.</text:p>
        </text:list-item>
        <text:list-item>
          <text:p text:style-name="P7">Dann rufst du <text:span text:style-name="Source_20_Text">run()</text:span> auf, und die Session fragt den Nutzer nach Eingaben — mit den von dir übergebenen Texten.</text:p>
        </text:list-item>
      </text:list>
      <text:p text:style-name="Horizontal_20_Line"/>
      <text:h text:style-name="Heading_20_2" text:outline-level="2">5. Konkret umsetzen: Schritt für Schritt</text:h>
      <text:h text:style-name="Heading_20_3" text:outline-level="3">5.1 Ordner &amp; Dateien anlegen</text:h>
      <text:list text:style-name="L7">
        <text:list-item>
          <text:p text:style-name="P8">Erstelle einen Ordner <text:span text:style-name="Source_20_Text">sessions/</text:span> für alle Session-Dateien.</text:p>
        </text:list-item>
        <text:list-item>
          <text:p text:style-name="P8">Erstelle eine Datei <text:span text:style-name="Source_20_Text">sessions/base_session.py</text:span> für die Basisklasse.</text:p>
        </text:list-item>
        <text:list-item>
          <text:p text:style-name="P8">Erstelle eine Datei <text:span text:style-name="Source_20_Text">sessions/password_session.py</text:span> für die Passwort-Session.</text:p>
        </text:list-item>
        <text:list-item>
          <text:p text:style-name="P8">Erstelle eine Datei <text:span text:style-name="Source_20_Text">resources/prompts.py</text:span> für alle Texte.</text:p>
        </text:list-item>
      </text:list>
      <text:h text:style-name="Heading_20_3" text:outline-level="3">5.2 Basisklasse in <text:span text:style-name="Source_20_Text">base_session.py</text:span></text:h>
      <text:list text:style-name="L8">
        <text:list-item>
          <text:p text:style-name="P9">Definiere eine Klasse <text:span text:style-name="Source_20_Text">BaseSession</text:span>.</text:p>
        </text:list-item>
        <text:list-item>
          <text:p text:style-name="P9">Sie hat:</text:p>
          <text:list>
            <text:list-item>
              <text:p text:style-name="P9">Einen Konstruktor, der ein Wörterbuch <text:span text:style-name="Source_20_Text">prompts</text:span> annimmt und speichert.</text:p>
            </text:list-item>
            <text:list-item>
              <text:p text:style-name="P9">Eine leere Methode <text:span text:style-name="Source_20_Text">run()</text:span>, die du später in den Sessions überschreibst.</text:p>
            </text:list-item>
          </text:list>
        </text:list-item>
      </text:list>
      <text:p text:style-name="Text_20_body">So weiß jede Session, welche Texte sie benutzen soll.</text:p>
      <text:h text:style-name="Heading_20_3" text:outline-level="3"><text:soft-page-break/>5.3 Passwort-Session in <text:span text:style-name="Source_20_Text">password_session.py</text:span></text:h>
      <text:list text:style-name="L9">
        <text:list-item>
          <text:p text:style-name="P10">Erstelle eine Klasse <text:span text:style-name="Source_20_Text">PasswordSession</text:span>, die von <text:span text:style-name="Source_20_Text">BaseSession</text:span> erbt.</text:p>
        </text:list-item>
        <text:list-item>
          <text:p text:style-name="P10">Im Konstruktor rufst du <text:span text:style-name="Source_20_Text">super().__init__(prompts)</text:span> auf, um die Prompts zu übernehmen.</text:p>
        </text:list-item>
        <text:list-item>
          <text:p text:style-name="P10">In <text:span text:style-name="Source_20_Text">run()</text:span> benutzt du <text:span text:style-name="Source_20_Text">input(self.prompts['password_input'])</text:span> um den Nutzer zu fragen.</text:p>
        </text:list-item>
        <text:list-item>
          <text:p text:style-name="P10">Du speicherst das Ergebnis als <text:span text:style-name="Source_20_Text">self.password</text:span>.</text:p>
        </text:list-item>
      </text:list>
      <text:h text:style-name="Heading_20_3" text:outline-level="3">5.4 Prompts in <text:span text:style-name="Source_20_Text">prompts.py</text:span></text:h>
      <text:list text:style-name="L10">
        <text:list-item>
          <text:p text:style-name="P11">Lege ein Wörterbuch an, z.B.:</text:p>
        </text:list-item>
      </text:list>
      <text:p text:style-name="Preformatted_20_Text"><text:span text:style-name="Source_20_Text">PASSWORD_PROMPTS = {</text:span></text:p>
      <text:p text:style-name="Preformatted_20_Text"><text:span text:style-name="Source_20_Text"><text:s text:c="2"/>"password_input": "Bitte geben Sie Ihr Passwort ein: ",</text:span></text:p>
      <text:p text:style-name="Preformatted_20_Text"><text:span text:style-name="Source_20_Text"><text:s text:c="2"/>"password_invalid": "Das Passwort ist zu kurz, bitte erneut eingeben.",</text:span></text:p>
      <text:p text:style-name="P1"><text:span text:style-name="Source_20_Text">}</text:span></text:p>
      <text:list text:style-name="L11">
        <text:list-item>
          <text:p text:style-name="P12">Später kannst du hier weitere Texte für Filter oder andere Sessions hinzufügen.</text:p>
        </text:list-item>
      </text:list>
      <text:h text:style-name="Heading_20_3" text:outline-level="3">5.5 Hauptprogramm <text:span text:style-name="Source_20_Text">main.py</text:span></text:h>
      <text:list text:style-name="L12">
        <text:list-item>
          <text:p text:style-name="P13">Importiere die <text:span text:style-name="Source_20_Text">PasswordSession</text:span> und die <text:span text:style-name="Source_20_Text">PASSWORD_PROMPTS</text:span>.</text:p>
        </text:list-item>
        <text:list-item>
          <text:p text:style-name="P13">Erstelle eine Instanz: <text:span text:style-name="Source_20_Text">session = PasswordSession(PASSWORD_PROMPTS)</text:span></text:p>
        </text:list-item>
        <text:list-item>
          <text:p text:style-name="P13">Starte die Session mit <text:span text:style-name="Source_20_Text">session.run()</text:span>.</text:p>
        </text:list-item>
        <text:list-item>
          <text:p text:style-name="P13">Greife nachher auf <text:span text:style-name="Source_20_Text">session.password</text:span> zu.</text:p>
        </text:list-item>
      </text:list>
      <text:p text:style-name="Horizontal_20_Line"/>
      <text:h text:style-name="Heading_20_2" text:outline-level="2">6. Warum so?</text:h>
      <text:list text:style-name="L13">
        <text:list-item>
          <text:p text:style-name="P14"><text:span text:style-name="Strong_20_Emphasis">Klarer Code:</text:span> Du weißt sofort, welche Session was macht.</text:p>
        </text:list-item>
        <text:list-item>
          <text:p text:style-name="P14"><text:span text:style-name="Strong_20_Emphasis">Wiederverwendbar:</text:span> Du kannst leicht neue Sessions hinzufügen, z.B. <text:span text:style-name="Source_20_Text">FilterSession</text:span>.</text:p>
        </text:list-item>
        <text:list-item>
          <text:p text:style-name="P14"><text:span text:style-name="Strong_20_Emphasis">Flexible Texte:</text:span> Du kannst Prompts jederzeit ändern, ohne die Sessions anzupassen.</text:p>
        </text:list-item>
        <text:list-item>
          <text:p text:style-name="P14"><text:span text:style-name="Strong_20_Emphasis">Erweiterbar:</text:span> Du kannst in Sessions auch komplexere Logik unterbringen.</text:p>
        </text:list-item>
        <text:list-item>
          <text:p text:style-name="P14"><text:span text:style-name="Strong_20_Emphasis">Testbar:</text:span> Du kannst jede Session separat testen.</text:p>
        </text:list-item>
      </text:list>
      <text:p text:style-name="Horizontal_20_Line"/>
      <text:h text:style-name="Heading_20_2" text:outline-level="2">7. Wie kannst du das in Zukunft für andere Aufgaben nutzen?</text:h>
      <text:p text:style-name="Text_20_body">Wenn du z.B. eine Session für Filter erstellen willst:</text:p>
      <text:list text:style-name="L14">
        <text:list-item>
          <text:p text:style-name="P15">Erstelle <text:span text:style-name="Source_20_Text">FilterSession</text:span>, die von <text:span text:style-name="Source_20_Text">BaseSession</text:span> erbt.</text:p>
        </text:list-item>
        <text:list-item>
          <text:p text:style-name="P15">Lege in <text:span text:style-name="Source_20_Text">prompts.py</text:span> ein <text:span text:style-name="Source_20_Text">FILTER_PROMPTS</text:span> Wörterbuch an.</text:p>
        </text:list-item>
        <text:list-item>
          <text:p text:style-name="P15"><text:soft-page-break/>Übergib diese Prompts beim Erstellen von <text:span text:style-name="Source_20_Text">FilterSession</text:span>.</text:p>
        </text:list-item>
        <text:list-item>
          <text:p text:style-name="P15">Implementiere die Filterlogik in <text:span text:style-name="Source_20_Text">FilterSession.run()</text:span>.</text:p>
        </text:list-item>
      </text:list>
      <text:p text:style-name="Horizontal_20_Line"/>
      <text:h text:style-name="Heading_20_2" text:outline-level="2">8. Tipps für dich als Noob:</text:h>
      <text:list text:style-name="L15">
        <text:list-item>
          <text:p text:style-name="P16"><text:span text:style-name="Strong_20_Emphasis">Mach es Schritt für Schritt.</text:span> Fang mit einer Basisklasse an, dann eine einfache Session.</text:p>
        </text:list-item>
        <text:list-item>
          <text:p text:style-name="P16"><text:span text:style-name="Strong_20_Emphasis">Teste jede Session einzeln.</text:span> Rufe <text:span text:style-name="Source_20_Text">run()</text:span> auf und prüfe, ob sie Eingaben erwartet.</text:p>
        </text:list-item>
        <text:list-item>
          <text:p text:style-name="P16"><text:span text:style-name="Strong_20_Emphasis">Schreibe Kommentare in deinen Code.</text:span> So verstehst du später, was du gemacht hast.</text:p>
        </text:list-item>
        <text:list-item>
          <text:p text:style-name="P16"><text:span text:style-name="Strong_20_Emphasis">Mach die Prompts klar und verständlich.</text:span> So findest du Fehler schneller.</text:p>
        </text:list-item>
        <text:list-item>
          <text:p text:style-name="P16"><text:span text:style-name="Strong_20_Emphasis">Speichere Ergebnisse als Instanzvariablen.</text:span> Dann kannst du später in <text:span text:style-name="Source_20_Text">main.py</text:span> darauf zugreifen.</text:p>
        </text:list-item>
      </text:list>
      <text:p text:style-name="Horizontal_20_Line"/>
      <text:h text:style-name="Heading_20_2" text:outline-level="2">Zusammenfassung (ganz kurz):</text:h>
      <text:list text:style-name="L16">
        <text:list-item>
          <text:p text:style-name="P17"><text:span text:style-name="Strong_20_Emphasis">Basisklasse für Struktur</text:span></text:p>
        </text:list-item>
        <text:list-item>
          <text:p text:style-name="P17"><text:span text:style-name="Strong_20_Emphasis">Konkrete Sessions mit eigener Logik</text:span></text:p>
        </text:list-item>
        <text:list-item>
          <text:p text:style-name="P17"><text:span text:style-name="Strong_20_Emphasis">Texte (Prompts) auslagern in dicts</text:span></text:p>
        </text:list-item>
        <text:list-item>
          <text:p text:style-name="P17"><text:span text:style-name="Strong_20_Emphasis">Hauptprogramm verbindet alles</text:span></text:p>
        </text:list-item>
        <text:list-item>
          <text:p text:style-name="P17"><text:span text:style-name="Strong_20_Emphasis">Sauber, flexibel, wartbar</text:span></text:p>
        </text:list-item>
      </text:list>
      <text:p text:style-name="Horizontal_20_Line"/>
      <text:p text:style-name="Text_20_body">Wenn du das so machst, wirst du schon mit wenigen Zeilen Code ein sehr professionelles, strukturiertes Programm haben, das du später leicht erweitern und pflegen kannst.</text:p>
      <text:p text:style-name="Text_20_body">Falls du möchtest, kann ich dir auch die genaue Reihenfolge geben, wie du die Dateien anlegst und was in jede Zeile gehört — aber so, dass du selbst den Code schreibst und verstehst.</text:p>
      <text:p text:style-name="Horizontal_20_Line"/>
      <text:p text:style-name="Text_20_body">Möchtest du da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8:43:17.199245312</meta:creation-date>
    <dc:date>2025-07-07T18:43:22.949471306</dc:date>
    <meta:editing-duration>PT6S</meta:editing-duration>
    <meta:editing-cycles>1</meta:editing-cycles>
    <meta:document-statistic meta:table-count="0" meta:image-count="0" meta:object-count="0" meta:page-count="4" meta:paragraph-count="86" meta:word-count="833" meta:character-count="5381" meta:non-whitespace-character-count="4678"/>
    <meta:generator>LibreOffice/24.2.7.2$Linux_X86_64 LibreOffice_project/420$Build-2</meta:generator>
  </office:meta>
</office:document-meta>
</file>